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4e9" officeooo:paragraph-rsid="000e34e9"/>
    </style:style>
    <style:style style:name="T1" style:family="text">
      <style:text-properties officeooo:rsid="000e34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m relação às API’s descreva e entenda os seguintes conceitos :</text:p>
      <text:p text:style-name="Standard"/>
      <text:p text:style-name="Standard">1. Qual a função de uma API ?</text:p>
      <text:p text:style-name="Standard">A sigla API deriva da expressão inglesa Application Programming Interface que, traduzida para o português, pode ser compreendida como uma interface de programação de aplicação. Ou seja, API é um conjunto de normas que possibilita a comunicação entre plataformas através de uma série de padrões e protocolos.</text:p>
      <text:p text:style-name="Standard"/>
      <text:p text:style-name="Standard">Por meio de APIs, desenvolvedores podem criar novos softwares e aplicativos capazes de se comunicar com outras plataformas. Por exemplo: caso um desenvolvedor queira criar um aplicativo de fotos para Android, ele poderá ter acesso à câmera do celular através da API do sistema operacional, sem ter a necessidade de criar uma nova interface de câmera do zero. O mesmo acontece com aplicativos que utilizam os serviços de mapas por meio da API do Google Maps ou, ainda, nas integrações entre apps, como o Spotify e o Instagram, que possibilita compartilhar faixas nos Stories.</text:p>
      <text:p text:style-name="Standard"/>
      <text:p text:style-name="Standard"/>
      <text:p text:style-name="Standard">2. Cite pelo menos 3 exemplos de API’s disponíveis para uso público.</text:p>
      <text:p text:style-name="Standard">No WhatsApp, por exemplo, podemos perceber a integração da lista de contatos salva no dispositivo com os contatos do aplicativo. No Facebook, temos a integração com o Instagram, que permite que fotos postadas no aplicativo também sejam postadas automaticamente no Facebook.</text:p>
      <text:p text:style-name="Standard"/>
      <text:p text:style-name="Standard">Também podemos observar o uso das APIs quando realizamos compras online, já que a plataforma utilizada para pagamentos — em que colocamos as informações de cartões de crédito — deve ser integrada à operadora do cartão, que pode ou não autorizar a compra. Esses são alguns exemplos de APIs mais comuns, que podemos perceber no nosso cotidiano, e que facilitam a comunicação entre plataformas.</text:p>
      <text:p text:style-name="Standard"/>
      <text:p text:style-name="Standard">3. Quais os problemas que podem existir ao se utilizar uma API de terceiros ?</text:p>
      <text:p text:style-name="Standard"><text:tab/>VOCE NAO TEM CONTROLE TOTAL SOBRE COMO A API FAZ O QUE FAZ, DEVIDO A FALTA OU INEXISTENCIA DE DOCUMENTAÇAO</text:p>
      <text:p text:style-name="Standard"/>
      <text:p text:style-name="Standard"/>
      <text:p text:style-name="Standard">4. Qual a ligação entre a utilização das API’s e o paradigma da Orientação a Objetos ?</text:p>
      <text:p text:style-name="Standard"><text:tab/><text:span text:style-name="T1">As api parecem muito como <text:s/>se utilizam as classes em POO</text:span></text:p>
      <text:p text:style-name="Standard">5. Qual a ligação entre a núvem ("Cloud") e as API’s ?</text:p>
      <text:p text:style-name="P1">A nuvem utiliza-se de api’s para sua integração com outros softwar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7T15:59:40.767000000</dc:date>
    <meta:editing-duration>PT10M21S</meta:editing-duration>
    <meta:editing-cycles>1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3" meta:word-count="361" meta:character-count="2154" meta:non-whitespace-character-count="1801"/>
  </office:meta>
</office:document-meta>
</file>